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i</mtext>
            <mo stretchy="false">ℏ</mo>
            <mi/>
            <mfrac>
              <mo stretchy="false">∂</mo>
              <mrow>
                <mo stretchy="false">∂</mo>
                <mi>t</mi>
              </mrow>
            </mfrac>
            <mi/>
            <mfenced open="∣" close="〉">
              <mrow>
                <mo stretchy="false">ψ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  <mfenced open="∣" close="〉">
              <mrow>
                <mo stretchy="false">ψ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</mfenced>
          </mrow>
        </mtd>
      </mtr>
      <mtr>
        <mtd>
          <mrow>
            <msubsup>
              <mi>H</mi>
              <mtext>D</mtext>
              <mrow>
                <mrow>
                  <mo stretchy="false">(</mo>
                  <mrow>
                    <mn>0</mn>
                  </mrow>
                  <mo stretchy="false">)</mo>
                </mrow>
              </mrow>
            </msubsup>
            <mi/>
            <mfenced open="∣" close="〉">
              <mrow>
                <mo stretchy="false">ψ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i>E</mi>
            <mi/>
            <mfenced open="∣" close="〉">
              <mrow>
                <mo stretchy="false">ψ</mo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  <mi>,</mi>
                    <mi>t</mi>
                  </mrow>
                  <mo stretchy="false">)</mo>
                </mrow>
              </mrow>
            </mfenced>
          </mrow>
        </mtd>
      </mtr>
    </mtable>
    <annotation encoding="StarMath 5.0">"i" hbar 
`
partial over {partial t}

` 
left lline
 %ipsi
 (
  bold r , t
 )
right rangle
~=~ 
H _"D" ^{(0)}
` 
left lline
 %ipsi
 (
  bold r , t
 )
right rangle

newline

H _"D" ^{(0)}
` 
left lline
 %ipsi
 (
  bold r , t
 )
right rangle
~=~ 
E
` 
left lline
 %ipsi
 (
  bold r , t
 )
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20:59.023000000</meta:creation-date>
    <meta:generator>LibreOffice/4.1.4.2$Windows_x86 LibreOffice_project/0a0440ccc0227ad9829de5f46be37cfb6edcf72</meta:generator>
  </office:meta>
</office:document-meta>
</file>